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Docs-Cambria" svg:font-family="Docs-Cambri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2pt solid #000000" style:vertical-align="automatic" fo:background-color="#FFFFFF" style:repeat-content="false"/>
      <style:paragraph-properties fo:text-align="center"/>
      <style:text-properties style:font-name="Docs-Cambria" style:font-name-asian="Docs-Cambria" style:font-name-complex="Docs-Cambria"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dotted #000000" fo:border-left="none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2pt solid #000000" fo:border-bottom="thin dotted #000000" fo:border-left="none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dotted #000000" fo:border-bottom="2pt solid #000000" fo:border-left="none" fo:border-right="thin dotte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-top="thin dotted #000000" fo:border-bottom="2pt solid #000000" fo:border-left="thin dotted #000000" fo:border-right="thin dotte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thin dotted #000000" fo:border-bottom="2pt solid #000000" fo:border-left="thin dotted #000000" fo:border-right="2pt soli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dotte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fo:border-top="thin soli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14" style:family="table-cell" style:parent-style-name="Default" style:data-style-name="N15">
      <style:table-cell-properties fo:border-top="thin solid #000000" fo:border-bottom="thin dotted #000000" fo:border-left="thin dotted #000000" fo:border-right="thin dotted #000000" style:vertical-align="top" fo:wrap-option="wrap" style:repeat-content="false"/>
      <style:paragraph-properties fo:text-align="center"/>
    </style:style>
    <style:style style:name="ce15" style:family="table-cell" style:parent-style-name="Default" style:data-style-name="N15">
      <style:table-cell-properties fo:border-top="thin solid #000000" fo:border-bottom="thin dotte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000000" fo:border-bottom="thin dotte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dotted #000000" fo:border-bottom="thin dotte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fo:border-top="thin dotte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19" style:family="table-cell" style:parent-style-name="Default" style:data-style-name="N15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center"/>
    </style:style>
    <style:style style:name="ce20" style:family="table-cell" style:parent-style-name="Default" style:data-style-name="N15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thin dotte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dotted #000000" fo:border-bottom="thin soli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3" style:family="table-cell" style:parent-style-name="Default" style:data-style-name="N0">
      <style:table-cell-properties fo:border-top="thin dotted #000000" fo:border-bottom="thin solid #000000" fo:border-left="2pt solid #000000" fo:border-right="thin dotted #000000" style:vertical-align="top" fo:wrap-option="wrap" style:repeat-content="false"/>
      <style:paragraph-properties fo:text-align="center"/>
    </style:style>
    <style:style style:name="ce24" style:family="table-cell" style:parent-style-name="Default" style:data-style-name="N15">
      <style:table-cell-properties fo:border-top="none" fo:border-bottom="thin solid #000000" fo:border-left="thin dotted #000000" fo:border-right="thin dotted #000000" style:vertical-align="top" fo:wrap-option="wrap" style:repeat-content="false"/>
      <style:paragraph-properties fo:text-align="center"/>
    </style:style>
    <style:style style:name="ce25" style:family="table-cell" style:parent-style-name="Default" style:data-style-name="N15">
      <style:table-cell-properties fo:border-top="none" fo:border-bottom="thin soli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none" fo:border-bottom="thin soli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background-color="#F6F9D4" style:repeat-content="false"/>
      <style:paragraph-properties fo:text-align="center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46944444444444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4.09222222222222cm"/>
    </style:style>
    <style:style style:name="co5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64.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4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2">
          <table:table-cell table:style-name="ce2"/>
          <table:table-cell table:style-name="ce3"/>
          <table:table-cell office:value-type="string" table:style-name="ce4">
            <text:p>coeficiente Betha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style-name="ce5"/>
          <table:table-cell table:style-name="ce1"/>
          <table:table-cell table:style-name="ce3"/>
          <table:table-cell table:number-columns-repeated="3" table:style-name="ce4"/>
          <table:table-cell table:style-name="ce5"/>
          <table:table-cell table:number-columns-repeated="16372" table:style-name="ce1"/>
        </table:table-row>
        <table:table-row table:style-name="ro3">
          <table:table-cell table:style-name="ce6"/>
          <table:table-cell table:style-name="ce7"/>
          <table:table-cell office:value-type="string" table:style-name="ce8">
            <text:p>potencia Armónico en dBm</text:p>
          </table:table-cell>
          <table:table-cell office:value-type="string" table:style-name="ce9">
            <text:p>Potencia Armónico mW</text:p>
          </table:table-cell>
          <table:table-cell office:value-type="string" table:style-name="ce9">
            <text:p>Coeficiente de Bessel practico</text:p>
          </table:table-cell>
          <table:table-cell office:value-type="string" table:style-name="ce10">
            <text:p>Coeficiente de Bessel teorico</text:p>
          </table:table-cell>
          <table:table-cell table:style-name="ce11"/>
          <table:table-cell table:style-name="ce7"/>
          <table:table-cell table:style-name="ce8"/>
          <table:table-cell table:number-columns-repeated="2" table:style-name="ce9"/>
          <table:table-cell table:style-name="ce10"/>
          <table:table-cell table:number-columns-repeated="1003" table:style-name="ce11"/>
          <table:table-cell table:number-columns-repeated="1536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2">
            <text:p>J0(B)</text:p>
          </table:table-cell>
          <table:table-cell office:value-type="float" office:value="-25.1" table:style-name="ce13">
            <text:p>-25,1</text:p>
          </table:table-cell>
          <table:table-cell office:value-type="float" office:value="3.0902954325135877E-3" table:formula="of:=POWER(10;[.C4]/10)" table:style-name="ce14">
            <text:p>3,09E-03</text:p>
          </table:table-cell>
          <table:table-cell office:value-type="float" office:value="0.22390614210975712" table:formula="of:=SQRT([.D4]/[.$D$14])" table:style-name="ce15">
            <text:p>2,24E-01</text:p>
          </table:table-cell>
          <table:table-cell office:value-type="float" office:value="0.2238907819085722" table:formula="of:=BESSELJ([.D$2];[.A4])" table:style-name="ce16">
            <text:p>0,223890782</text:p>
          </table:table-cell>
          <table:table-cell table:style-name="ce1"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number-columns-repeated="1637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7">
            <text:p>J1(B)</text:p>
          </table:table-cell>
          <table:table-cell office:value-type="float" office:value="-16.899999999999999" table:style-name="ce18">
            <text:p>-16,9</text:p>
          </table:table-cell>
          <table:table-cell office:value-type="float" office:value="2.0417379446695288E-2" table:formula="of:=POWER(10;[.C5]/10)" table:style-name="ce19">
            <text:p>2,04E-02</text:p>
          </table:table-cell>
          <table:table-cell office:value-type="float" office:value="0.57552740341496589" table:formula="of:=SQRT([.D5]/[.$D$14])" table:style-name="ce20">
            <text:p>5,76E-01</text:p>
          </table:table-cell>
          <table:table-cell office:value-type="float" office:value="0.57672480789629377" table:formula="of:=BESSELJ([.D$2];[.A5])" table:style-name="ce21">
            <text:p>0,576724808</text:p>
          </table:table-cell>
          <table:table-cell table:style-name="ce1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number-columns-repeated="16372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7">
            <text:p>j2(B)</text:p>
          </table:table-cell>
          <table:table-cell office:value-type="float" office:value="-21.1" table:style-name="ce18">
            <text:p>-21,1</text:p>
          </table:table-cell>
          <table:table-cell office:value-type="float" office:value="7.7624711662869087E-3" table:formula="of:=POWER(10;[.C6]/10)" table:style-name="ce19">
            <text:p>7,76E-03</text:p>
          </table:table-cell>
          <table:table-cell office:value-type="float" office:value="0.3548673203799847" table:formula="of:=SQRT([.D6]/[.$D$14])" table:style-name="ce20">
            <text:p>3,55E-01</text:p>
          </table:table-cell>
          <table:table-cell office:value-type="float" office:value="0.3528342075141756" table:formula="of:=BESSELJ([.D$2];[.A6])" table:style-name="ce21">
            <text:p>0,352834208</text:p>
          </table:table-cell>
          <table:table-cell table:style-name="ce1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number-columns-repeated="16372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7">
            <text:p>j3(B)</text:p>
          </table:table-cell>
          <table:table-cell office:value-type="float" office:value="-29.9" table:style-name="ce18">
            <text:p>-29,9</text:p>
          </table:table-cell>
          <table:table-cell office:value-type="float" office:value="1.0232929922807542E-3" table:formula="of:=POWER(10;[.C7]/10)" table:style-name="ce19">
            <text:p>1,02E-03</text:p>
          </table:table-cell>
          <table:table-cell office:value-type="float" office:value="0.12884453638504326" table:formula="of:=SQRT([.D7]/[.$D$14])" table:style-name="ce20">
            <text:p>1,29E-01</text:p>
          </table:table-cell>
          <table:table-cell office:value-type="float" office:value="0.12894324997562717" table:formula="of:=BESSELJ([.D$2];[.A7])" table:style-name="ce21">
            <text:p>0,12894325</text:p>
          </table:table-cell>
          <table:table-cell table:style-name="ce1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number-columns-repeated="16372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7">
            <text:p>j4(B)</text:p>
          </table:table-cell>
          <table:table-cell office:value-type="float" office:value="-41.6" table:style-name="ce18">
            <text:p>-41,6</text:p>
          </table:table-cell>
          <table:table-cell office:value-type="float" office:value="6.9183097091893571E-5" table:formula="of:=POWER(10;[.C8]/10)" table:style-name="ce19">
            <text:p>6,92E-05</text:p>
          </table:table-cell>
          <table:table-cell office:value-type="float" office:value="3.3501635344316584E-2" table:formula="of:=SQRT([.D8]/[.$D$14])" table:style-name="ce20">
            <text:p>3,35E-02</text:p>
          </table:table-cell>
          <table:table-cell office:value-type="float" office:value="3.3995719807571503E-2" table:formula="of:=BESSELJ([.D$2];[.A8])" table:style-name="ce21">
            <text:p>0,03399572</text:p>
          </table:table-cell>
          <table:table-cell table:style-name="ce1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number-columns-repeated="16372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7">
            <text:p>j5(B)</text:p>
          </table:table-cell>
          <table:table-cell office:value-type="float" office:value="-55.5" table:style-name="ce18">
            <text:p>-55,5</text:p>
          </table:table-cell>
          <table:table-cell office:value-type="float" office:value="2.818382931264453E-6" table:formula="of:=POWER(10;[.C9]/10)" table:style-name="ce19">
            <text:p>2,82E-06</text:p>
          </table:table-cell>
          <table:table-cell office:value-type="float" office:value="6.7618573907293955E-3" table:formula="of:=SQRT([.D9]/[.$D$14])" table:style-name="ce20">
            <text:p>6,76E-03</text:p>
          </table:table-cell>
          <table:table-cell office:value-type="float" office:value="7.0396297558716894E-3" table:formula="of:=BESSELJ([.D$2];[.A9])" table:style-name="ce21">
            <text:p>0,00703963</text:p>
          </table:table-cell>
          <table:table-cell table:style-name="ce1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number-columns-repeated="16372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7">
            <text:p>j6(B)</text:p>
          </table:table-cell>
          <table:table-cell office:value-type="float" office:value="-70.900000000000006" table:style-name="ce18">
            <text:p>-70,9</text:p>
          </table:table-cell>
          <table:table-cell office:value-type="float" office:value="8.1283051616409646E-8" table:formula="of:=POWER(10;[.C10]/10)" table:style-name="ce19">
            <text:p>8,13E-08</text:p>
          </table:table-cell>
          <table:table-cell office:value-type="float" office:value="1.1483281392657711E-3" table:formula="of:=SQRT([.D10]/[.$D$14])" table:style-name="ce20">
            <text:p>1,15E-03</text:p>
          </table:table-cell>
          <table:table-cell office:value-type="float" office:value="1.2024289717899931E-3" table:formula="of:=BESSELJ([.D$2];[.A10])" table:style-name="ce21">
            <text:p>0,001202429</text:p>
          </table:table-cell>
          <table:table-cell table:style-name="ce1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number-columns-repeated="16372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7">
            <text:p>j7(B)</text:p>
          </table:table-cell>
          <table:table-cell office:value-type="float" office:value="-87" table:style-name="ce18">
            <text:p>-87</text:p>
          </table:table-cell>
          <table:table-cell office:value-type="float" office:value="1.9952623149688824E-9" table:formula="of:=POWER(10;[.C11]/10)" table:style-name="ce19">
            <text:p>2,00E-09</text:p>
          </table:table-cell>
          <table:table-cell office:value-type="float" office:value="1.799144341029951E-4" table:formula="of:=SQRT([.D11]/[.$D$14])" table:style-name="ce20">
            <text:p>1,80E-04</text:p>
          </table:table-cell>
          <table:table-cell office:value-type="float" office:value="1.7494407486827422E-4" table:formula="of:=BESSELJ([.D$2];[.A11])" table:style-name="ce21">
            <text:p>0,000174944</text:p>
          </table:table-cell>
          <table:table-cell table:style-name="ce1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number-columns-repeated="16372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7">
            <text:p>j8(B)</text:p>
          </table:table-cell>
          <table:table-cell office:value-type="float" office:value="-87" table:style-name="ce18">
            <text:p>-87</text:p>
          </table:table-cell>
          <table:table-cell office:value-type="float" office:value="1.9952623149688824E-9" table:formula="of:=POWER(10;[.C12]/10)" table:style-name="ce19">
            <text:p>2,00E-09</text:p>
          </table:table-cell>
          <table:table-cell office:value-type="float" office:value="1.799144341029951E-4" table:formula="of:=SQRT([.D12]/[.$D$14])" table:style-name="ce20">
            <text:p>1,80E-04</text:p>
          </table:table-cell>
          <table:table-cell office:value-type="float" office:value="2.2179552287925912E-5" table:formula="of:=BESSELJ([.D$2];[.A12])" table:style-name="ce21">
            <text:p>2,21796E-05</text:p>
          </table:table-cell>
          <table:table-cell table:style-name="ce1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number-columns-repeated="16372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2">
            <text:p>j9(B)</text:p>
          </table:table-cell>
          <table:table-cell office:value-type="float" office:value="-87" table:style-name="ce23">
            <text:p>-87</text:p>
          </table:table-cell>
          <table:table-cell office:value-type="float" office:value="1.9952623149688824E-9" table:formula="of:=POWER(10;[.C13]/10)" table:style-name="ce24">
            <text:p>2,00E-09</text:p>
          </table:table-cell>
          <table:table-cell office:value-type="float" office:value="1.799144341029951E-4" table:formula="of:=SQRT([.D13]/[.$D$14])" table:style-name="ce25">
            <text:p>1,80E-04</text:p>
          </table:table-cell>
          <table:table-cell office:value-type="float" office:value="2.4923434351330637E-6" table:formula="of:=BESSELJ([.D$2];[.A13])" table:style-name="ce26">
            <text:p>2,49234E-06</text:p>
          </table:table-cell>
          <table:table-cell table:style-name="ce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number-columns-repeated="16372" table:style-name="ce1"/>
        </table:table-row>
        <table:table-row table:style-name="ro1">
          <table:table-cell table:number-columns-repeated="2" table:style-name="ce2"/>
          <table:table-cell office:value-type="string" table:style-name="ce27">
            <text:p>Potencia total</text:p>
          </table:table-cell>
          <table:table-cell office:value-type="float" office:value="6.1640760140762932E-2" table:formula="of:=+[.D4]+2*SUM([.D5:.D13])" table:style-name="ce27">
            <text:p>0,06164076</text:p>
          </table:table-cell>
          <table:table-cell office:value-type="string" table:style-name="ce27">
            <text:p>mW</text:p>
          </table:table-cell>
          <table:table-cell table:number-columns-repeated="2" table:style-name="ce1"/>
          <table:table-cell table:style-name="ce2"/>
          <table:table-cell table:number-columns-repeated="3" table:style-name="ce27"/>
          <table:table-cell table:number-columns-repeated="16373" table:style-name="ce1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float" office:value="0" table:formula="of:=#VALUE!" table:number-columns-spanned="5" table:number-rows-spanned="16" table:style-name="ce28">
            <text:p>#¡VALOR!</text:p>
          </table:table-cell>
          <table:covered-table-cell table:number-columns-repeated="4"/>
          <table:table-cell table:number-columns-repeated="16378" table:style-name="ce1"/>
        </table:table-row>
        <table:table-row table:number-rows-repeated="15" table:style-name="ro1">
          <table:table-cell/>
          <table:covered-table-cell/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repeated="3" table:style-name="ce2"/>
          <table:table-cell table:number-columns-repeated="16380" table:style-name="ce1"/>
        </table:table-row>
        <table:table-row table:number-rows-repeated="964" table:style-name="ro1">
          <table:table-cell/>
          <table:table-cell table:number-columns-repeated="3" table:style-name="ce2"/>
          <table:table-cell table:number-columns-repeated="16380"/>
        </table:table-row>
        <table:table-row table:number-rows-repeated="1047576" table:style-name="ro4">
          <table:table-cell table:number-columns-repeated="16384"/>
        </table:table-row>
        <table:table-row table:number-rows-repeated="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Docs-Cambria" svg:font-family="Docs-Cambria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Josman</meta:initial-creator>
    <dc:creator>JOSMAN RICO</dc:creator>
    <meta:creation-date>2023-11-24T20:25:56Z</meta:creation-date>
    <dc:date>2023-11-24T20:33:14Z</dc:date>
    <meta:editing-cycles>1</meta:editing-cycles>
    <meta:editing-duration>PT531S</meta:editing-duration>
  </office:meta>
</office:document-meta>
</file>